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list-style-name="L1">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ätsel Bar:</text:p>
      <text:p text:style-name="P1"><text:span text:style-name="T1"/></text:p>
      <text:list xml:id="list8841895869754672350" text:style-name="L1">
        <text:list-item>
          <text:p text:style-name="P3"><text:span text:style-name="T1">Schwarzmarkt hinter Tür neben Tresen</text:span></text:p>
        </text:list-item>
        <text:list-item>
          <text:p text:style-name="P3"><text:span text:style-name="T1">Nach Eintritt befindest du dich in größerer Halle</text:span></text:p>
        </text:list-item>
        <text:list-item>
          <text:p text:style-name="P3"><text:span text:style-name="T1">Möglichkeit, umherzugehen und mit Leuten zu sprechen<text:line-break/>--&gt; Erhalten von Angeboten</text:span></text:p>
        </text:list-item>
        <text:list-item>
          <text:p text:style-name="P3"><text:span text:style-name="T1">Ein NPC: Tauscht Goldring gegen Portalstück</text:span></text:p>
        </text:list-item>
        <text:list-item>
          <text:p text:style-name="P3"><text:span text:style-name="T1">NPC 2: Tauscht Eisenplatten gegen Goldring</text:span></text:p>
        </text:list-item>
        <text:list-item>
          <text:p text:style-name="P3"><text:span text:style-name="T1">NPC 3: Tauscht Wolfram gegen Eisenplatten </text:span></text:p>
        </text:list-item>
        <text:list-item>
          <text:p text:style-name="P3"><text:span text:style-name="T1">NPC 4: Tauscht Wolfram gegen Eisenplatten oder Bären und Süßigkeiten</text:span></text:p>
        </text:list-item>
        <text:list-item>
          <text:p text:style-name="P3"><text:span text:style-name="T1">NPC 5: Tauscht Chips gegen Wolfram</text:span></text:p>
        </text:list-item>
        <text:list-item>
          <text:p text:style-name="P3"><text:span text:style-name="T1">Weinendes Kind: hat Hunger und vermisst seinen Bären</text:span></text:p>
        </text:list-item>
      </text:list>
      <text:p text:style-name="P2"><text:span text:style-name="T1"><text:tab/>--&gt; Bei Übergabe direkter Erhalt von Portalstück</text:span></text:p>
      <text:p text:style-name="P2"><text:span text:style-name="T1"/></text:p>
      <text:p text:style-name="P2"><text:span text:style-name="T1"/></text:p>
      <text:p text:style-name="P2"><text:span text:style-name="T1">Du betrittst die Bar und gehst geradewegs unter misstrauischer Beobachtung des Barkeepers auf die Tür neben dem Tresen zu. Nach dem Durchschreiten der Tür findest du dich in einer großen und dämmrigen Halle wieder. Die anwesenden Händler haben nach kurzen Gesprächen unterschiedlichste Angebote für dich. Direkt am Eingang findest du einen Mann, der dein Portalstück besitzt. Er will jedoch einen Goldring dafür. Diesen widerum erhältst du von einem Händler am anderen Ende der Halle, der ihn dir für ein Paar Eisenplatten überlässt. Die geforderten Platten bekommst du beim Schmied, der dafür Wolfram verlangt. Alternativ kann hier auch Wolfram gegen einen Bären und Süßigkeiten eingetauscht werden. Wolfram erhältst du von einem Lebensmittelhändler im Zentrum des Marktes, der es gegen Chips aus dem Supermarkt eintauscht. <text:s/>Sollten diese noch nicht im Inventar vorhanden sein, müssen sie aus dem Supermarkt beschafft werden. </text:span></text:p>
      <text:p text:style-name="P2"><text:span text:style-name="T1">Alternativmöglichkeit: Der Spieler entdeckt in einer Ecke des Marktes ein Weinendes Kind. Bei dem Kind können die vom Schmied erhaltenen Süßigkeiten und der Bär direkt gegen das Portalstück eingetauscht werd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M49S</meta:editing-duration>
    <meta:editing-cycles>11</meta:editing-cycles>
    <meta:generator>OpenOffice/4.1.3$Win32 OpenOffice.org_project/413m1$Build-9783</meta:generator>
    <dc:date>2017-11-20T14:32:43.62</dc:date>
    <dc:creator>Nico Enders</dc:creator>
    <meta:document-statistic meta:table-count="0" meta:image-count="0" meta:object-count="0" meta:page-count="1" meta:paragraph-count="13" meta:word-count="254" meta:character-count="1652"/>
    <meta:user-defined meta:name="Info 1"/>
    <meta:user-defined meta:name="Info 2"/>
    <meta:user-defined meta:name="Info 3"/>
    <meta:user-defined meta:name="Info 4"/>
  </office:meta>
</office:document-meta>
</file>